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TimeWeaverBeanDefinitionParser.isAspectJWeavingEnabled( String value , ParserContext parser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adTimeWeaverBeanDefinitionParser.doParse( Element element , ParserContext parserContext , BeanDefinitionBuilder bui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adTimeWeaverBeanDefinitionParser.resolveId( Element element , AbstractBeanDefinition definition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TimeWeaverBeanDefinitionParser.getBeanClassName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adTimeWeaverBeanDefinitionParser.isBeanConfigurerAspectEnabled( @ Nullable ClassLoader bean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